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B0000000BC0C472F3971B5F86.gif" manifest:media-type="image/gif"/>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utiger Next LT W1G" svg:font-family="'Frutiger Next LT W1G'"/>
    <style:font-face style:name="Frutiger Next LT W1G1" svg:font-family="'Frutiger Next LT W1G'"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729cm" style:rel-column-width="22085*"/>
    </style:style>
    <style:style style:name="Table1.B" style:family="table-column">
      <style:table-column-properties style:column-width="4.965cm" style:rel-column-width="19141*"/>
    </style:style>
    <style:style style:name="Table1.C" style:family="table-column">
      <style:table-column-properties style:column-width="6.306cm" style:rel-column-width="2430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Frutiger Next LT W1G1" officeooo:rsid="001e6a98" officeooo:paragraph-rsid="001e6a98"/>
    </style:style>
    <style:style style:name="P2" style:family="paragraph" style:parent-style-name="Text_20_body">
      <style:text-properties style:font-name="Frutiger Next LT W1G1" officeooo:rsid="001dabda" officeooo:paragraph-rsid="0020a6ff"/>
    </style:style>
    <style:style style:name="P3" style:family="paragraph" style:parent-style-name="Text_20_body">
      <style:text-properties style:font-name="Frutiger Next LT W1G1" officeooo:rsid="001e6a98" officeooo:paragraph-rsid="001e6a98"/>
    </style:style>
    <style:style style:name="P4" style:family="paragraph" style:parent-style-name="Text_20_body">
      <style:text-properties style:font-name="Frutiger Next LT W1G1" fo:font-weight="bold" officeooo:rsid="001e6a98" officeooo:paragraph-rsid="001e6a98" style:font-weight-asian="bold" style:font-weight-complex="bold"/>
    </style:style>
    <style:style style:name="P5" style:family="paragraph" style:parent-style-name="Table_20_Contents">
      <style:text-properties style:font-name="Frutiger Next LT W1G1" fo:font-weight="bold" officeooo:rsid="001e6a98" officeooo:paragraph-rsid="001e6a98" style:font-weight-asian="bold" style:font-weight-complex="bold"/>
    </style:style>
    <style:style style:name="P6" style:family="paragraph" style:parent-style-name="Table_20_Contents">
      <style:text-properties style:font-name="Frutiger Next LT W1G1" officeooo:rsid="001e6a98" officeooo:paragraph-rsid="001e6a98"/>
    </style:style>
    <style:style style:name="P7" style:family="paragraph" style:parent-style-name="Heading_20_1">
      <style:paragraph-properties fo:text-align="center" style:justify-single-word="false"/>
      <style:text-properties style:font-name="Frutiger Next LT W1G1" officeooo:paragraph-rsid="001dabda"/>
    </style:style>
    <style:style style:name="P8" style:family="paragraph" style:parent-style-name="Heading_20_3">
      <style:text-properties style:font-name="Frutiger Next LT W1G1"/>
    </style:style>
    <style:style style:name="P9" style:family="paragraph" style:parent-style-name="Heading_20_3">
      <style:text-properties style:font-name="Frutiger Next LT W1G1" officeooo:rsid="001dabda" officeooo:paragraph-rsid="001dabda"/>
    </style:style>
    <style:style style:name="P10" style:family="paragraph" style:parent-style-name="Heading_20_2">
      <style:text-properties style:font-name="Frutiger Next LT W1G1" officeooo:paragraph-rsid="001dabda"/>
    </style:style>
    <style:style style:name="P11" style:family="paragraph" style:parent-style-name="Text_20_body" style:list-style-name="L1">
      <style:text-properties officeooo:paragraph-rsid="001dabda"/>
    </style:style>
    <style:style style:name="P12" style:family="paragraph" style:parent-style-name="Text_20_body" style:list-style-name="L1">
      <style:text-properties style:font-name="Frutiger Next LT W1G1" officeooo:rsid="001dabda" officeooo:paragraph-rsid="001dabda"/>
    </style:style>
    <style:style style:name="P13" style:family="paragraph" style:parent-style-name="Text_20_body" style:list-style-name="L1">
      <style:text-properties style:font-name="Frutiger Next LT W1G1" officeooo:rsid="001e6a98" officeooo:paragraph-rsid="001e6a98"/>
    </style:style>
    <style:style style:name="P14" style:family="paragraph" style:parent-style-name="Text_20_body" style:list-style-name="L1">
      <style:text-properties style:font-name="Frutiger Next LT W1G1" fo:font-weight="normal" officeooo:rsid="001e6a98" officeooo:paragraph-rsid="001e6a98" style:font-weight-asian="normal" style:font-weight-complex="normal"/>
    </style:style>
    <style:style style:name="P15" style:family="paragraph" style:parent-style-name="Text_20_body" style:list-style-name="L1">
      <style:text-properties style:font-name="Frutiger Next LT W1G1" officeooo:rsid="001f573d" officeooo:paragraph-rsid="001f573d"/>
    </style:style>
    <style:style style:name="P16" style:family="paragraph" style:parent-style-name="Text_20_body" style:list-style-name="L1">
      <style:text-properties style:font-name="Frutiger Next LT W1G1" officeooo:rsid="001f573d" officeooo:paragraph-rsid="0020a6ff"/>
    </style:style>
    <style:style style:name="T1" style:family="text">
      <style:text-properties officeooo:rsid="001dabda"/>
    </style:style>
    <style:style style:name="T2" style:family="text">
      <style:text-properties officeooo:rsid="001e6a98"/>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style:style style:name="T6" style:family="text">
      <style:text-properties fo:font-weight="normal" officeooo:rsid="001f573d" style:font-weight-asian="normal" style:font-weight-complex="normal"/>
    </style:style>
    <style:style style:name="T7" style:family="text">
      <style:text-properties fo:font-weight="normal" officeooo:rsid="001e6a98" style:font-weight-asian="normal" style:font-weight-complex="normal"/>
    </style:style>
    <style:style style:name="T8" style:family="text">
      <style:text-properties officeooo:rsid="0024a8c8"/>
    </style:style>
    <style:style style:name="T9" style:family="text">
      <style:text-properties officeooo:rsid="00292b88"/>
    </style:style>
    <style:style style:name="T10" style:family="text">
      <style:text-properties style:font-name="Frutiger Next LT W1G1" officeooo:rsid="001dabda"/>
    </style:style>
    <style:style style:name="T11" style:family="text">
      <style:text-properties style:font-name="Frutiger Next LT W1G1" officeooo:rsid="001e6a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image text:level="2"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1.905cm" fo:text-indent="-0.635cm" fo:margin-left="1.905cm"/>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2.54cm" fo:text-indent="-0.635cm" fo:margin-left="2.54cm"/>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3.175cm" fo:text-indent="-0.635cm" fo:margin-left="3.175cm"/>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3.81cm" fo:text-indent="-0.635cm" fo:margin-left="3.81cm"/>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4.445cm" fo:text-indent="-0.635cm" fo:margin-left="4.445cm"/>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5.08cm" fo:text-indent="-0.635cm" fo:margin-left="5.08cm"/>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5.715cm" fo:text-indent="-0.635cm" fo:margin-left="5.715cm"/>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6.35cm" fo:text-indent="-0.635cm" fo:margin-left="6.35cm"/>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6.985cm" fo:text-indent="-0.635cm" fo:margin-left="6.985cm"/>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utorial <text:span text:style-name="T2">1</text:span>: <text:span text:style-name="T1">Elektrizität, Multimeter</text:span></text:h>
      <text:h text:style-name="P10" text:outline-level="2">Ziele</text:h>
      <text:p text:style-name="P1">Sie erinnern sich an grundlegende Konzepte aus dem Physikunterricht und können sicher elektrische Größen umrechnen und bestimmen. Sie kennen die Grundfunktionen eines Multimeters und können diese anwenden.</text:p>
      <text:h text:style-name="P10" text:outline-level="2">Aufgaben</text:h>
      <text:h text:style-name="P9" text:outline-level="3">Strom, Spannung, Widerstand</text:h>
      <text:p text:style-name="P2"><text:span text:style-name="T2">Ohmsches Gesetz: </text:span><text:span text:style-name="T3">R = U / I</text:span><text:line-break/><text:span text:style-name="T2">für: Widerstand R (in Ohm, Ω), Spannung U (in Volt, V), Stromstärke I (in Ampere, A)<text:line-break/>→ 1 Ohm = 1 V / 1 A, d.h. wenn man an einen Leiter eine Spannung von 1 Volt anlegt, und ein Strom von 1 Ampere fließt, hat der Leiter einen Widerstand von 1 Ohm.</text:span></text:p>
      <text:list xml:id="list1710591888" text:style-name="L1">
        <text:list-item>
          <text:p text:style-name="P11"><text:span text:style-name="T10">Leiten Sie die Formeln für </text:span><text:span text:style-name="T11">Spannung</text:span><text:span text:style-name="T10"> (</text:span><text:span text:style-name="T11">U</text:span><text:span text:style-name="T10">) und Strom (I) in Abhängigkeit von den beiden anderen Werten ab. </text:span><text:span text:style-name="T11">Was bedeuten diese Formeln praktisch?</text:span></text:p>
        </text:list-item>
        <text:list-item>
          <text:p text:style-name="P12">Wieviel Strom (in Milliampere, mA) fließt, wenn Sie an einen Widerstand von 1 Ohm eine Spannung von 5 V anlegen?</text:p>
        </text:list-item>
        <text:list-item>
          <text:p text:style-name="P13">Wie verändert sich die Stromstärke, wenn Sie die Spannung verdoppeln, die an einen Leiter mit konstantem Widerstand anliegt?</text:p>
        </text:list-item>
        <text:list-item>
          <text:p text:style-name="P13">Leistung (in Watt, W) = Spannung (in V) x Stromstärke (in A). Widerstände wandeln elektrische Leistung in Wärme um. Wieviel Wärme (in W) erzeugt ein Widerstand von 1 Ohm, an den eine Spannung von 5 V angelegt wird? Wieviel, wenn die Spannung verdoppelt wird?</text:p>
        </text:list-item>
      </text:list>
      <text:h text:style-name="P8" text:outline-level="3"><text:span text:style-name="T2">Einige </text:span>Referenzwerte</text:h>
      <text:p text:style-name="P3"><text:span text:style-name="T3">LEDs:</text:span> Strom max. 20 mA ! (Infrarot-LEDs: 100 mA)<text:line-break/>Spannung für 20 mA: rot: 1,9 V, gelb: 2,0 V, grün: 2,1 V, blau/weiß: 3,4 V<text:line-break/><text:span text:style-name="T4">Achtung: </text:span>LEDs folgen nicht dem Ohmschen Gesetz, minimal höhere Spannung führt zu deutlich höherem Stromfluß</text:p>
      <text:p text:style-name="P3"><text:span text:style-name="T3">USB</text:span> liefert 5,0 V und laut Spezifikation max. 500 mA (in der Praxis oft 1 A).</text:p>
      <text:p text:style-name="P3"><text:span text:style-name="T3">Widerstände</text:span> sind in der Regel für eine Leistung von 0,25 W ausgelegt.</text:p>
      <text:p text:style-name="P3"/>
      <text:p text:style-name="P3"/>
      <text:p text:style-name="P3"/>
      <text:p text:style-name="P3"/>
      <text:h text:style-name="P8" text:outline-level="3"><text:soft-page-break/><text:span text:style-name="T2">Messen mit dem </text:span>Multimeter</text:h>
      <text:p text:style-name="P3">Packen Sie Ihr Multimeter aus. Es hat drei Buchsen. Wir brauchen immer nur die unteren beiden. </text:p>
      <text:p text:style-name="P3">Das Multimeter kann verschiedene Werte messen:</text:p>
      <table:table table:name="Table1" table:style-name="Table1">
        <table:table-column table:style-name="Table1.A"/>
        <table:table-column table:style-name="Table1.B"/>
        <table:table-column table:style-name="Table1.C"/>
        <table:table-row>
          <table:table-cell table:style-name="Table1.A1" office:value-type="string">
            <text:p text:style-name="P5">Was?</text:p>
          </table:table-cell>
          <table:table-cell table:style-name="Table1.A1" office:value-type="string">
            <text:p text:style-name="P5">parallel oder seriell?</text:p>
          </table:table-cell>
          <table:table-cell table:style-name="Table1.C1" office:value-type="string">
            <text:p text:style-name="P5">Darf der Schaltkreis unter Strom stehen?</text:p>
          </table:table-cell>
        </table:table-row>
        <table:table-row>
          <table:table-cell table:style-name="Table1.A2" office:value-type="string">
            <text:p text:style-name="P6">Durchgang / Kurzschluss</text:p>
          </table:table-cell>
          <table:table-cell table:style-name="Table1.A2" office:value-type="string">
            <text:p text:style-name="P6">parallel</text:p>
          </table:table-cell>
          <table:table-cell table:style-name="Table1.C2" office:value-type="string">
            <text:p text:style-name="P6">NEIN!</text:p>
          </table:table-cell>
        </table:table-row>
        <table:table-row>
          <table:table-cell table:style-name="Table1.A2" office:value-type="string">
            <text:p text:style-name="P6">Widerstand</text:p>
          </table:table-cell>
          <table:table-cell table:style-name="Table1.A2" office:value-type="string">
            <text:p text:style-name="P6">parallel</text:p>
          </table:table-cell>
          <table:table-cell table:style-name="Table1.C2" office:value-type="string">
            <text:p text:style-name="P6">NEIN!</text:p>
          </table:table-cell>
        </table:table-row>
        <table:table-row>
          <table:table-cell table:style-name="Table1.A2" office:value-type="string">
            <text:p text:style-name="P6">Spannung</text:p>
          </table:table-cell>
          <table:table-cell table:style-name="Table1.A2" office:value-type="string">
            <text:p text:style-name="P6">parallel</text:p>
          </table:table-cell>
          <table:table-cell table:style-name="Table1.C2" office:value-type="string">
            <text:p text:style-name="P6">ja</text:p>
          </table:table-cell>
        </table:table-row>
        <table:table-row>
          <table:table-cell table:style-name="Table1.A2" office:value-type="string">
            <text:p text:style-name="P6">Stromstärke</text:p>
          </table:table-cell>
          <table:table-cell table:style-name="Table1.A2" office:value-type="string">
            <text:p text:style-name="P6">seriell</text:p>
          </table:table-cell>
          <table:table-cell table:style-name="Table1.C2" office:value-type="string">
            <text:p text:style-name="P6">ja</text:p>
          </table:table-cell>
        </table:table-row>
      </table:table>
      <text:p text:style-name="P3"/>
      <text:p text:style-name="P4">Achtung: <text:span text:style-name="T5">Verstellen Sie den Messbereich nur dann, wenn mindestens eine der beiden Messspitzen keinen Kontakt mit dem zu messenden Schaltkreis hat.</text:span></text:p>
      <text:list xml:id="list105706029553942" text:continue-numbering="true" text:style-name="L1">
        <text:list-item>
          <text:p text:style-name="P14">Stellen Sie das Multimeter auf den Modus “Diodentest/Durchgangsprüfer” ein (unten, leicht rechts) und testen Sie, damit welche Gegenstände in Ihrer Umgebung einen minimalen internen Widerstand haben. Testen Sie Widerstände, Draht, Holz, Metall, etc. <text:span text:style-name="T8">Überprüfen Sie auch, welche Buchsen Ihres Breadboards miteinander verbunden sind.</text:span></text:p>
        </text:list-item>
        <text:list-item>
          <text:p text:style-name="P13"><text:span text:style-name="T5">Stellen Sie das Multimeter auf den Modus “Widerstand” (links unten) und messen Sie den Widerstand verschiedener Gegenstände (z.B. Ihres Körpers). Verändern Sie den Messbereich nach oben/unten, wenn “1” oder “0” angezeigt wird. </text:span><text:span text:style-name="T6">Messen Sie, welchen Wert die Widerstände in der gelben Box haben.</text:span></text:p>
        </text:list-item>
        <text:list-item>
          <text:p text:style-name="P15"><text:span text:style-name="T6">M</text:span><text:span text:style-name="T5">essen Sie die Widerstände zwischen den einzelnen Beinen des Potentiometers. Wie verändern sich die Widerstände, wenn man am Potentiometer dreht?</text:span></text:p>
        </text:list-item>
        <text:list-item>
          <text:p text:style-name="P14">Stellen Sie das Multimeter auf den Modus “Gleichspannung” (links oben) und halten Sie die Messspitzen an eine <text:span text:style-name="T9">Stromquelle</text:span>. Wählen Sie einen passenden Messbereich! Messen Sie die Spannung zwischen den beiden Pins des USB-Stromkabels. </text:p>
        </text:list-item>
        <text:list-item>
          <text:p text:style-name="P13"><text:span text:style-name="T5">Stellen Sie das Multimeter auf “Strom” (rechts oben) und </text:span><text:span text:style-name="T6">verbinden Sie die rote Messspitze mit dem einem Widerstand, das andere Ende des Widerstands mit dem Pluspol einer Stromquelle, und die schwarze Messspitze mit dem Minuspol der Stromquelle. Welchen Wert messen Sie? Warum?</text:span></text:p>
        </text:list-item>
        <text:list-item>
          <text:p text:style-name="P16"><text:span text:style-name="T5">Bauen Sie einen Schaltkreis aus einem Schalter, einer LED, einem Vorwiderstand (220 </text:span><text:span text:style-name="T7">Ω</text:span><text:span text:style-name="T5">) und einer Stromquelle, so dass die LED mit dem Schalter ein- und ausgeschaltet werden kann. Zeigen Sie uns den Schaltkreis, bevor Sie ihn an die Stromquelle anschließ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utiger Next LT W1G" svg:font-family="'Frutiger Next LT W1G'"/>
    <style:font-face style:name="Frutiger Next LT W1G1" svg:font-family="'Frutiger Next LT W1G'"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8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Frutiger Next LT W1G" fo:font-family="'Frutiger Next LT W1G'"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font-size="14pt" fo:font-weight="bold" fo:background-color="transparent"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54cm" fo:margin-bottom="1.99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09:22:36.388667016</meta:creation-date>
    <meta:editing-duration>PT4H55M44S</meta:editing-duration>
    <meta:editing-cycles>12</meta:editing-cycles>
    <meta:generator>LibreOffice/6.1.5.2$Linux_X86_64 LibreOffice_project/10$Build-2</meta:generator>
    <meta:initial-creator>Raphael Wimmer</meta:initial-creator>
    <dc:date>2019-09-16T10:57:04.636085324</dc:date>
    <meta:print-date>2019-09-16T09:46:15.095746977</meta:print-date>
    <meta:document-statistic meta:table-count="1" meta:image-count="0" meta:object-count="0" meta:page-count="2" meta:paragraph-count="39" meta:word-count="575" meta:character-count="3608" meta:non-whitespace-character-count="3083"/>
  </office:meta>
</office:document-meta>
</file>